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font-weight="bold" style:font-name-asian="Times New Roman2" style:font-weight-asian="bold" style:font-name-complex="Times New Roman2" style:font-weight-complex="bold"/>
    </style:style>
    <style:style style:name="T9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78.png" xlink:type="simple" xlink:show="embed" xlink:actuate="onLoad"/></draw:frame></text:p>
          </table:table-cell>
          <table:table-cell table:style-name="Table1.B1" office:value-type="string">
            <text:h text:style-name="P7" text:outline-level="1">Производная с ограничением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07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6">Блок </text:span><text:span text:style-name="T7">реализует численное определение производной с ограничением модуля выходного значения, по следующей формуле:</text:span></text:p>
            <text:p text:style-name="P3"><draw:frame draw:style-name="fr3" draw:name="Объект1" text:anchor-type="as-char" svg:width="4.664cm" svg:height="1.362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2">на каждом временном шаге как отношение приращений динамической переменной и времени, <text:span text:style-name="T7">где </text:span><text:span text:style-name="T3">x(t)</text:span><text:span text:style-name="T2"> </text:span><text:span text:style-name="T7">– вектор входных сигналов, </text:span><text:span text:style-name="T3">y(t)</text:span><text:span text:style-name="T2"> </text:span><text:span text:style-name="T7">– вектор выходных сигналов.</text:span></text:p>
            <text:p text:style-name="P2"><text:span text:style-name="T5">Свойства</text:span>:</text:p>
            <text:list xml:id="list8846960367966185894" text:style-name="L1">
              <text:list-item>
                <text:p text:style-name="P6"><text:span text:style-name="T7">Начальные условия – значение выходного вектора при </text:span><text:span text:style-name="T3">t=0</text:span><text:span text:style-name="T7">.</text:span></text:p>
              </text:list-item>
              <text:list-item>
                <text:p text:style-name="P6"><text:span text:style-name="T7">Максимальное значение производной – </text:span><text:span text:style-name="T3">A</text:span><text:span text:style-name="T7">.</text:span></text:p>
              </text:list-item>
            </text:list>
            <text:p text:style-name="P2"><text:span text:style-name="T8">Примечание:</text:span><text:span text:style-name="T7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9">Мультиплексор</text:span><text:span text:style-name="T7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изводная с ограничением</dc:title>
    <dc:date>2016-04-07T14:57:10.54</dc:date>
    <meta:generator>OpenOffice/4.1.1$Win32 OpenOffice.org_project/411m6$Build-9775</meta:generator>
    <meta:editing-duration>PT2H6M58S</meta:editing-duration>
    <meta:editing-cycles>65</meta:editing-cycles>
    <meta:document-statistic meta:table-count="1" meta:image-count="2" meta:object-count="1" meta:page-count="1" meta:paragraph-count="13" meta:word-count="80" meta:character-count="589"/>
    <dc:creator>ILYA KUBENSKIY</dc:creator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min</mi>
      </mrow>
      <mfenced open="[" close="]">
        <mrow>
          <mfrac>
            <mrow>
              <msub>
                <mi mathvariant="italic">dx</mi>
                <mi>i</mi>
              </msub>
              <mrow>
                <mo stretchy="false">(</mo>
                <mrow>
                  <mi>t</mi>
                </mrow>
                <mo stretchy="false">)</mo>
              </mrow>
            </mrow>
            <mrow>
              <mi mathvariant="italic">dt</mi>
            </mrow>
          </mfrac>
          <mi>,</mi>
          <mi>A</mi>
        </mrow>
      </mfenced>
    </mrow>
    <annotation encoding="StarMath 5.0">y_i(t) = min left [ {dx_i(t)} over {dt}, A right ]</annotation>
  </semantics>
</math>
</file>